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NA</text:p>
          </table:table-cell>
          <table:table-cell table:style-name="ce1" table:formula="of:=[.A2]" office:value-type="string" office:string-value="NA" calcext:value-type="string">
            <text:p>NA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4]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Verdana" fo:font-family="Verdana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dley Wickham</meta:initial-creator>
    <meta:creation-date>2015-03-17T11:18:34.509000000</meta:creation-date>
    <dc:creator>Hadley Wickham</dc:creator>
    <dc:date>2015-03-23T12:06:11.961000000</dc:date>
    <meta:document-statistic meta:table-count="1" meta:cell-count="8" meta:object-count="0"/>
    <meta:generator>LibreOffice/4.2.7.2$Linux_X86_64 LibreOffice_project/420m0$Build-2</meta:generator>
  </office:meta>
</office:document-meta>
</file>